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February 7, 2022 (08:40:5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p text:style-name="P32">&lt;script data-external="1"</text:p>
          <text:p text:style-name="P33"><text:s text:c="8"/>src="https://utteranc.es/client.js"</text:p>
          <text:p text:style-name="P34"><text:s text:c="8"/>repo="csci-1301/{REPOSITORY_NAME}"</text:p>
          <text:p text:style-name="P35"><text:s text:c="8"/>label="comment" …&gt;</text:p>
          <text:p text:style-name="P36">&lt;/script&gt;</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01:41:09Z</meta:creation-date>
    <dc:date>2022-02-08T01:41:09Z</dc:date>
    <meta:user-defined meta:name="date" meta:value-type="string">February   7, 2022 (08:40:5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